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ba43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ba43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7e4dd" officeooo:paragraph-rsid="000ba43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d1e7d" officeooo:paragraph-rsid="000d1e7d" fo:background-color="transparent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ba432" officeooo:paragraph-rsid="000ba432" fo:background-color="#ff8000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d1e7d" officeooo:paragraph-rsid="000d1e7d" fo:background-color="#ff8000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0ddf9" officeooo:paragraph-rsid="0010ddf9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d678a" officeooo:paragraph-rsid="000d678a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d678a" officeooo:paragraph-rsid="000f0e1e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d678a" officeooo:paragraph-rsid="0010ddf9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f0e1e" officeooo:paragraph-rsid="000f0e1e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0ddf9" officeooo:paragraph-rsid="0010ddf9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18b98" officeooo:paragraph-rsid="00118b98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d678a" officeooo:paragraph-rsid="000d678a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0ddf9" officeooo:paragraph-rsid="0010ddf9" fo:background-color="transparent" style:font-size-asian="10.5pt" style:font-weight-asian="bold" style:font-size-complex="12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3.701cm" fo:margin-right="0cm" fo:text-align="start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118b98" officeooo:paragraph-rsid="00118b98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3.701cm" fo:margin-right="0cm" fo:text-align="start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10ddf9" officeooo:paragraph-rsid="0010ddf9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3.701cm" fo:margin-right="0cm" fo:text-align="start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118b98" officeooo:paragraph-rsid="00118b98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3.701cm" fo:margin-right="0cm" fo:text-align="start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118b98" officeooo:paragraph-rsid="00118b98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3.701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8b98" officeooo:paragraph-rsid="00118b98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1.401cm" fo:margin-right="0cm" fo:text-align="start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10ddf9" officeooo:paragraph-rsid="0010ddf9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118b98" officeooo:paragraph-rsid="00118b98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10ddf9" officeooo:paragraph-rsid="0010ddf9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1.499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ddf9" officeooo:paragraph-rsid="0010ddf9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1.499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28243" officeooo:paragraph-rsid="00128243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3.799cm" fo:margin-right="0cm" fo:text-align="start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118b98" officeooo:paragraph-rsid="00118b98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3.799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8b98" officeooo:paragraph-rsid="00118b98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3.799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28243" officeooo:paragraph-rsid="00128243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3.799cm" fo:margin-right="0cm" fo:text-align="start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128243" officeooo:paragraph-rsid="00128243" fo:background-color="transparent" style:font-size-asian="10.5pt" style:font-weight-asian="normal" style:font-size-complex="12pt" style:font-weight-complex="normal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ba4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0e1e"/>
    </style:style>
    <style:style style:name="T5" style:family="text">
      <style:text-properties officeooo:rsid="0010ddf9"/>
    </style:style>
    <style:style style:name="T6" style:family="text">
      <style:text-properties officeooo:rsid="001282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ias estelares</text:p>
      <text:p text:style-name="P1"><text:span text:style-name="T1">O guia estelar de </text:span><text:span text:style-name="T2">programação</text:span></text:p>
      <text:p text:style-name="P3"/>
      <text:list xml:id="list2790975598" text:style-name="L1">
        <text:list-item>
          <text:p text:style-name="P5">Abertura</text:p>
        </text:list-item>
      </text:list>
      <text:p text:style-name="P4">Fundamentos da programação e da Web.</text:p>
      <text:p text:style-name="P4"/>
      <text:list xml:id="list223209477247289" text:continue-numbering="true" text:style-name="L1">
        <text:list-item>
          <text:p text:style-name="P6">Introdução aos fundamentos</text:p>
        </text:list-item>
      </text:list>
      <text:p text:style-name="P4">Como funciona a WEB → Fundamentos da programação ← Programar</text:p>
      <text:p text:style-name="P4">WEB significa rede.</text:p>
      <text:p text:style-name="P4"/>
      <text:list xml:id="list223208932227536" text:continue-numbering="true" text:style-name="L1">
        <text:list-item>
          <text:p text:style-name="P6">O que é programar</text:p>
        </text:list-item>
      </text:list>
      <text:p text:style-name="P14">* O que é?</text:p>
      <text:p text:style-name="P8">Entender de <text:span text:style-name="T3">Algoritmos</text:span> e <text:span text:style-name="T3">Lógica</text:span> <text:span text:style-name="T3">de</text:span> <text:span text:style-name="T3">Programação</text:span>.</text:p>
      <text:p text:style-name="P10"><text:span text:style-name="T3"><text:tab/></text:span>- Algoritmos:</text:p>
      <text:p text:style-name="P10"><text:tab/><text:tab/><text:span text:style-name="T5">&gt; </text:span>Passos para resolver um problema;</text:p>
      <text:p text:style-name="P10"><text:span text:style-name="T5"><text:tab/><text:tab/>&gt; </text:span>Sequência lógica.</text:p>
      <text:p text:style-name="P9"><text:span text:style-name="T3"><text:tab/></text:span>- Lógica de Programação:</text:p>
      <text:p text:style-name="P9"><text:span text:style-name="T4"><text:tab/><text:tab/>&gt; </text:span>Aplicação dos passos;</text:p>
      <text:p text:style-name="P9"><text:span text:style-name="T4"><text:tab/><text:tab/>&gt; </text:span>Construção de algoritmos.</text:p>
      <text:p text:style-name="P14">* Como o computador pensa / entende?</text:p>
      <text:p text:style-name="P9"><text:tab/>- Não pensa, processa, calcula;</text:p>
      <text:p text:style-name="P9"><text:tab/>- Só recebe ordens (linguagem de programação);</text:p>
      <text:p text:style-name="P9"><text:tab/>- Você precisa entender o problema e dar as ordens.</text:p>
      <text:p text:style-name="P14">* Dar instruções:</text:p>
      <text:p text:style-name="P8"><text:tab/>- Receita de bolo.</text:p>
      <text:p text:style-name="P8"><text:tab/>- Dados:</text:p>
      <text:p text:style-name="P8"><text:tab/><text:tab/>&gt; Tipos</text:p>
      <text:p text:style-name="P8"><text:tab/><text:tab/><text:tab/>+ String</text:p>
      <text:p text:style-name="P8"><text:tab/><text:tab/><text:tab/>+ Numérico</text:p>
      <text:p text:style-name="P8"><text:tab/><text:tab/><text:tab/>+ Boleano</text:p>
      <text:p text:style-name="P8"><text:tab/>- Manipulação dos dados:</text:p>
      <text:p text:style-name="P11"><text:tab/><text:tab/>&gt; <text:span text:style-name="T6">T</text:span>ransfomação</text:p>
      <text:p text:style-name="P8"><text:tab/>- Exemplos:</text:p>
      <text:p text:style-name="P8"><text:tab/><text:tab/><text:span text:style-name="T4">&gt; Fazer um café</text:span></text:p>
      <text:p text:style-name="P8"><text:tab/><text:tab/><text:span text:style-name="T4">&gt; Passar na matéria</text:span></text:p>
      <text:p text:style-name="P8"><text:tab/><text:tab/><text:span text:style-name="T4">&gt; Nadar</text:span></text:p>
      <text:p text:style-name="P8"><text:tab/><text:tab/><text:span text:style-name="T4">&gt; Atravessar a rua</text:span></text:p>
      <text:p text:style-name="P14">* <text:span text:style-name="T4">Resolver Problemas</text:span></text:p>
      <text:p text:style-name="P8"><text:tab/>- <text:span text:style-name="T4">Entender o problema é a chave;</text:span></text:p>
      <text:p text:style-name="P8"><text:tab/>- <text:span text:style-name="T4">Não dá pra seguir se não entender o problema</text:span></text:p>
      <text:p text:style-name="P8"/>
      <text:list xml:id="list223209636268497" text:continue-numbering="true" text:style-name="L1">
        <text:list-item>
          <text:p text:style-name="P7">Como funciona a Web?</text:p>
        </text:list-item>
      </text:list>
      <text:p text:style-name="P12">Você quer entrar em um site, então abre o seu navegador:</text:p>
      <text:p text:style-name="P15">* Caminho Simples:</text:p>
      <text:p text:style-name="P12"><text:tab/>- Você digita o site: rocketseat.com.br</text:p>
      <text:p text:style-name="P12"><text:tab/>- Você vê o site da Rocket</text:p>
      <text:p text:style-name="P15">* Caminho Avançado:</text:p>
      <text:p text:style-name="P12"><text:tab/>- Você digita a URL: <text:a xlink:type="simple" xlink:href="https://rocketseat.com.br/" text:style-name="Internet_20_link" text:visited-style-name="Visited_20_Internet_20_Link">https://rocketseat.com.br</text:a>:</text:p>
      <text:p text:style-name="P12"><text:tab/><text:tab/>&gt; HTTP:</text:p>
      <text:p text:style-name="P12"><text:tab/><text:tab/><text:tab/>+ Hypertext Transfer Protocol;</text:p>
      <text:p text:style-name="P12"><text:tab/><text:tab/><text:tab/>+ Função: Trocar mensagens entre computadores;</text:p>
      <text:p text:style-name="P17"><text:soft-page-break/>+ Mensagem: A mensagem é quebrada em divers<text:span text:style-name="T6">o</text:span>s pedaços (chunks)</text:p>
      <text:p text:style-name="P12"><text:tab/><text:tab/>&gt; URL:</text:p>
      <text:p text:style-name="P13"><text:tab/><text:tab/>Uniform Resource Locator</text:p>
      <text:p text:style-name="P13"><text:tab/><text:tab/><text:tab/>+ Localizador e identificados de um recurso;</text:p>
      <text:p text:style-name="P13"><text:tab/><text:tab/><text:tab/>+ Recurso, nesse caso, é o site.</text:p>
      <text:p text:style-name="P13"/>
      <text:p text:style-name="P21">- É iniciada uma linha de comunicação, através do protocolo TCP, entre o seu computador (cliente) até o computador que tem a página (servidor):</text:p>
      <text:p text:style-name="P13"><text:tab/><text:tab/>&gt; Cliente;</text:p>
      <text:p text:style-name="P16">+ O computador, dispositivo ou aplicativo que fez o pedido:</text:p>
      <text:p text:style-name="P13"><text:tab/><text:tab/><text:tab/>+ Browser.</text:p>
      <text:p text:style-name="P13"><text:tab/><text:tab/>&gt; Servidor:</text:p>
      <text:p text:style-name="P16">+ Computador configurado para receber os pedidos e enviar respostas aos pedidos.</text:p>
      <text:p text:style-name="P13"><text:tab/><text:tab/>&gt; TCP:</text:p>
      <text:p text:style-name="P16">+ Transmission Control Protocol</text:p>
      <text:p text:style-name="P20">+ Função: Garantir que os pacotes cheguem corretamente ao destino.</text:p>
      <text:p text:style-name="P13"/>
      <text:p text:style-name="P22"><text:span text:style-name="T5">- O endereço é convertido em um IP (76.76.21.21) através do DNS:</text:span></text:p>
      <text:p text:style-name="P13"><text:tab/><text:tab/>&gt; IP</text:p>
      <text:p text:style-name="P13"><text:tab/><text:tab/><text:tab/>+ Internet Protocol;</text:p>
      <text:p text:style-name="P13"><text:tab/><text:tab/><text:tab/>+ Função: Endereçamento dos computadores.</text:p>
      <text:p text:style-name="P13"><text:tab/><text:tab/>&gt; DNS</text:p>
      <text:p text:style-name="P26">+ Domain Name Servers;</text:p>
      <text:p text:style-name="P27">+ Função: Converter um Domínio em um endereço de IP.</text:p>
      <text:p text:style-name="P23">- Seu pedido está percorrendo diversos proxies:</text:p>
      <text:p text:style-name="P25"><text:tab/>&gt; Proxy:</text:p>
      <text:p text:style-name="P29">+ Qualquer dispositivo no meio do caminho;</text:p>
      <text:p text:style-name="P28">+ Modem, Roteador, outros computadores;</text:p>
      <text:p text:style-name="P28">+ Função: Encaminhamento dos pacotes.</text:p>
      <text:p text:style-name="P25"/>
      <text:p text:style-name="P24">- Seu pedido chega até o servidor;</text:p>
      <text:p text:style-name="P24">- Servidor analisa seu pedido e te dá uma resposta, neste caso, positiva;</text:p>
      <text:p text:style-name="P24">- O caminho de volta é semelhante ao de ida, passando pela linha de comunicação que foi criada;</text:p>
      <text:p text:style-name="P24">- O browser recebe os pedaços e monta a tela do site pra você;</text:p>
      <text:p text:style-name="P24">- Esse processo acontece muitas vezes, pois para cada recurso (html, css, javascript, imagem…) é feita uma noca conex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0T23:10:57.823638249</meta:creation-date>
    <dc:date>2021-04-12T22:32:08.589884464</dc:date>
    <meta:editing-duration>PT37M46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78" meta:word-count="444" meta:character-count="2601" meta:non-whitespace-character-count="2158"/>
  </office:meta>
</office:document-meta>
</file>